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Arial1"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style:font-name="Arial1" fo:font-size="12pt" officeooo:rsid="001d5f58" officeooo:paragraph-rsid="001d5f58" style:font-size-asian="12pt" style:font-size-complex="12pt"/>
    </style:style>
    <style:style style:name="P2" style:family="paragraph" style:parent-style-name="Standard">
      <style:paragraph-properties fo:text-align="justify" style:justify-single-word="false"/>
      <style:text-properties style:font-name="Arial1" fo:font-size="12pt" officeooo:paragraph-rsid="001d5f58" style:font-size-asian="12pt" style:font-size-complex="12pt"/>
    </style:style>
    <style:style style:name="P3" style:family="paragraph" style:parent-style-name="Standard">
      <style:paragraph-properties fo:text-align="justify" style:justify-single-word="false"/>
      <style:text-properties style:font-name="Arial1" fo:font-size="12pt" fo:font-weight="bold" officeooo:rsid="001f5231" officeooo:paragraph-rsid="001f5231" style:font-size-asian="12pt" style:font-weight-asian="bold" style:font-size-complex="12pt" style:font-weight-complex="bold"/>
    </style:style>
    <style:style style:name="P4" style:family="paragraph" style:parent-style-name="Predeterminado">
      <style:paragraph-properties fo:text-align="justify" style:justify-single-word="false"/>
      <style:text-properties style:font-name="Arial1" fo:font-size="12pt" officeooo:paragraph-rsid="001d5f58" style:font-size-asian="12pt" style:font-size-complex="12pt"/>
    </style:style>
    <style:style style:name="P5" style:family="paragraph" style:parent-style-name="Standard">
      <style:paragraph-properties fo:text-align="justify" style:justify-single-word="false"/>
      <style:text-properties style:font-name="Arial1" fo:font-size="12pt" fo:font-weight="bold" officeooo:rsid="001d5f58" officeooo:paragraph-rsid="001d5f58"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Arial1" fo:font-size="12pt" fo:font-weight="bold" officeooo:rsid="002010e1" officeooo:paragraph-rsid="002010e1"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Arial1" fo:font-size="12pt" fo:font-weight="normal" officeooo:rsid="002010e1" officeooo:paragraph-rsid="002010e1"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Arial1" fo:font-size="12pt" officeooo:rsid="001d5f58" officeooo:paragraph-rsid="001d5f58" style:font-size-asian="12pt" style:font-size-complex="12pt"/>
    </style:style>
    <style:style style:name="P9" style:family="paragraph" style:parent-style-name="Standard">
      <style:paragraph-properties fo:text-align="justify" style:justify-single-word="false"/>
      <style:text-properties fo:color="#000000" style:text-outline="false" style:text-line-through-style="none" style:text-line-through-type="none" style:font-name="Arial1" fo:font-size="12pt" fo:letter-spacing="normal" fo:font-style="normal" fo:text-shadow="none" style:text-underline-style="none" fo:font-weight="normal" officeooo:paragraph-rsid="001d5f58" style:letter-kerning="true" style:font-size-asian="12pt" style:font-style-asian="normal" style:font-weight-asian="normal" style:font-size-complex="12pt" style:text-emphasize="none"/>
    </style:style>
    <style:style style:name="P10" style:family="paragraph" style:parent-style-name="Standard">
      <style:paragraph-properties fo:text-align="justify" style:justify-single-word="false"/>
      <style:text-properties fo:color="#000000" style:text-outline="false" style:text-line-through-style="none" style:text-line-through-type="none" style:font-name="Arial1" fo:font-size="12pt" fo:letter-spacing="normal" fo:font-style="normal" fo:text-shadow="none" style:text-underline-style="none" fo:font-weight="normal" officeooo:rsid="001f5231" officeooo:paragraph-rsid="001f5231" style:letter-kerning="true" style:font-size-asian="12pt" style:font-style-asian="normal" style:font-weight-asian="normal" style:font-size-complex="12pt" style:text-emphasize="none"/>
    </style:style>
    <style:style style:name="P11" style:family="paragraph" style:parent-style-name="Standard">
      <style:paragraph-properties fo:text-align="justify" style:justify-single-word="false"/>
      <style:text-properties fo:color="#000000" style:text-outline="false" style:text-line-through-style="none" style:text-line-through-type="none" style:font-name="Arial1" fo:font-size="12pt" fo:letter-spacing="normal" fo:font-style="normal" fo:text-shadow="none" style:text-underline-style="none" fo:font-weight="bold" officeooo:rsid="001f5231" officeooo:paragraph-rsid="001f5231" style:letter-kerning="true" style:font-size-asian="12pt" style:font-style-asian="normal" style:font-weight-asian="bold" style:font-size-complex="12pt" style:font-weight-complex="bold" style:text-emphasize="none"/>
    </style:style>
    <style:style style:name="P12" style:family="paragraph" style:parent-style-name="Predeterminado">
      <style:paragraph-properties fo:text-align="justify" style:justify-single-word="false"/>
      <style:text-properties fo:color="#000000" style:text-outline="false" style:text-line-through-style="none" style:text-line-through-type="none" style:font-name="Arial1" fo:font-size="12pt" fo:letter-spacing="normal" fo:font-style="normal" fo:text-shadow="none" style:text-underline-style="none" fo:font-weight="normal" officeooo:paragraph-rsid="001d5f58" style:letter-kerning="true" style:font-size-asian="12pt" style:font-style-asian="normal" style:font-weight-asian="normal" style:font-size-complex="12pt" style:text-emphasize="none"/>
    </style:style>
    <style:style style:name="P13" style:family="paragraph" style:parent-style-name="Predeterminado">
      <style:paragraph-properties fo:text-align="justify" style:justify-single-word="false"/>
      <style:text-properties fo:color="#000000" style:text-outline="false" style:text-line-through-style="none" style:text-line-through-type="none" style:font-name="Arial1" fo:font-size="12pt" fo:letter-spacing="normal" fo:font-style="normal" fo:text-shadow="none" style:text-underline-style="none" fo:font-weight="normal" officeooo:rsid="001f5231" officeooo:paragraph-rsid="001f5231" style:letter-kerning="true" style:font-size-asian="12pt" style:font-style-asian="normal" style:font-weight-asian="normal" style:font-size-complex="12pt" style:text-emphasize="none"/>
    </style:style>
    <style:style style:name="T1"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2" style:family="text">
      <style:text-properties fo:color="#000000" style:text-outline="false" style:text-line-through-style="none" style:text-line-through-type="none" fo:letter-spacing="normal" fo:font-style="normal" fo:text-shadow="none" style:text-underline-style="none" fo:font-weight="bold" style:letter-kerning="true" style:font-style-asian="normal" style:font-weight-asian="bold" style:text-emphasize="none"/>
    </style:style>
    <style:style style:name="T3" style:family="text">
      <style:text-properties fo:font-weight="bold" style:font-weight-asian="bold" style:font-weight-complex="bold"/>
    </style:style>
    <style:style style:name="T4" style:family="text">
      <style:text-properties officeooo:rsid="002010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3">Etapa 02</text:span></text:p>
      <text:p text:style-name="P8"><text:span text:style-name="T3"/></text:p>
      <text:p text:style-name="P8"><text:span text:style-name="T3"/></text:p>
      <text:p text:style-name="P5"><text:tab/>Electrónica <text:span text:style-name="T4">(Taka, Kevin)</text:span></text:p>
      <text:p text:style-name="P1">1. ¿Cuáles son los componentes electrónicos considerados para su satélite enlatado?</text:p>
      <text:p text:style-name="P1">2. Realice un esquema general de las conexiones entre componentes.</text:p>
      <text:p text:style-name="P1"/>
      <text:p text:style-name="P5"><text:tab/>Mecánica <text:span text:style-name="T4">(Emma, Chuck)</text:span></text:p>
      <text:p text:style-name="P1">3. A continuación, realice una descripción general de su sistema de autogiro, que incluye al menos lo siguiente:</text:p>
      <text:p text:style-name="P1"><text:tab/>- Cantidad de hélices (Memoria del cálculo)</text:p>
      <text:p text:style-name="P1"><text:tab/>- Pasos de ensamblaje</text:p>
      <text:p text:style-name="P1"><text:tab/>- Diagrama general de su configuración</text:p>
      <text:p text:style-name="P1"><text:tab/>- Descripción de su despliegue</text:p>
      <text:p text:style-name="P6"/>
      <text:p text:style-name="P1">4. Para que el huevo de gallina sobreviva el impacto dentro del Satélite Enlatado, ¿qué sistema o sistemas de amortiguamiento se propone utilizar?</text:p>
      <text:p text:style-name="P1"/>
      <text:p text:style-name="P9">5. ¿Cómo van a realizar la tarea de colocar el huevo dentro del satélite enlatado? La respuesta debe incluir una descripción dividida en pasos, diagramas de cuerpo libre e imágenes simples y descriptivas.</text:p>
      <text:p text:style-name="P12"/>
      <text:p text:style-name="P4"><text:span text:style-name="T1">6. Realice un diagrama de cuerpo libre de la distribución de todos los </text:span><text:span text:style-name="T2">elementos mecánicos</text:span><text:span text:style-name="T1"> del satélite enlatado, en el que se incluya una lista de sus componentes y su distribución de masas.</text:span></text:p>
      <text:p text:style-name="P2"/>
      <text:p text:style-name="P12">7. ¿De qué materiales se propone fabricar la envolvente del satélite enlatado, su estructura interna y los componentes del autogiro? Enliste los componentes y describa los materiales de los que estarán conformados. Justifique sus respuestas.</text:p>
      <text:p text:style-name="P2"/>
      <text:p text:style-name="P12">8. ¿De qué métodos de manufactura se auxiliará para fabricar sus componentes? Descríbalos y justifíquelos.</text:p>
      <text:p text:style-name="P2"/>
      <text:p text:style-name="P12">9. Calcular el tiempo que tarda el Satélite Enlatado en descender 400 metros sin paracaídas, si tiene una masa de 500 gramos y si sus dimensiones son las máximas especificadas en la Guía de la Misión. La altura inicial desde donde comienza el descenso el satélite es de 2600 metros sobre el nivel del mar. Incluir una breve descripción del cálculo hecho y las suposiciones realizadas.</text:p>
      <text:p text:style-name="P2"/>
      <text:p text:style-name="P12">10. ¿Cuánta energía cinética tiene el satélite antes del impacto? Incluir una breve descripción del cálculo hecho y las suposiciones realizadas.</text:p>
      <text:p text:style-name="P2"/>
      <text:p text:style-name="P12">11. Suponiendo los parámetros del cálculo anterior y una caída de 400 metros del satélite, calcule la aceleración que tiene el satélite al momento del impacto (presente el resultado en unidades de gravedad). Estime también cuál es la aceleración máxima que puede soportar un huevo de gallina antes de romperse (incluir una breve descripción del cálculo realizado y su justificación).</text:p>
      <text:p text:style-name="P2"/>
      <text:p text:style-name="P3"><text:tab/></text:p>
      <text:p text:style-name="P3"><text:soft-page-break/><text:tab/>Control y Programación <text:span text:style-name="T4">(Ro, Taka)</text:span></text:p>
      <text:p text:style-name="P12">12. ¿Qué lenguajes utilizarán para programar los componentes de su satélite enlatado? Enlístelos y justifíquelos</text:p>
      <text:p text:style-name="P12"/>
      <text:p text:style-name="P12">13. Describa detalladamente la interfaz humano-máquina de su estación terrena. Incluya un diagrama de interfaces entre su segmento en tierra y el segmento de vuelo.</text:p>
      <text:p text:style-name="P9"/>
      <text:p text:style-name="P11"><text:tab/>Integración <text:span text:style-name="T4">(Kevin, Emma)</text:span></text:p>
      <text:p text:style-name="P12">14. Describa detalladamente el sistema de desacoplamiento entre etapas. Incluya diagramas descriptivos de su sistema.</text:p>
      <text:p text:style-name="P4"><text:span text:style-name="T1">15. Retome el diagrama de la pregunta 6, y ahora incluya </text:span><text:span text:style-name="T2">todos </text:span><text:span text:style-name="T1">los componentes que conformarán su satélite enlatado, indicando la distribución de masa de los componentes y los pasos de ensamblado de todo el segmento de vuelo.</text:span></text:p>
      <text:p text:style-name="P9"/>
      <text:p text:style-name="P11"><text:tab/>Pruebas <text:span text:style-name="T4">(Ro, Taka)</text:span></text:p>
      <text:p text:style-name="P13">16. Enliste y describa a grandes rasgos, cada una de las pruebas que serán realizadas a los componentes del satélite enlatado. Describa brevemente en cada una de ellas por qué considera importante realizarla.</text:p>
      <text:p text:style-name="P10"/>
      <text:p text:style-name="P13">17. Realice un calendario tentativo de realización de las pruebas.</text:p>
      <text:p text:style-name="P10"/>
      <text:p text:style-name="P11"><text:tab/>Ingeniería en Sistemas <text:span text:style-name="T4">( Todos )</text:span></text:p>
      <text:p text:style-name="P13">18. Identifique y enliste los pros y contras de cada una de las propuestas de elementos y diseños que hizo en las preguntas 1, 2, 3, 4, 5, 6, 7, 8, 12, 13, 14 y 15.</text:p>
      <text:p text:style-name="P10"/>
      <text:p text:style-name="P13">19. Identifique y enliste al menos 3 elementos de diseño que son susceptibles de ser optimizados, y en qué podría consistir cada optimización, en cada una de las propuestas que realizo en las preguntas 1, 2, 3, 4, 5, 6, 7, 8, 12, 13, 14 y 15</text:p>
      <text:p text:style-name="P10"/>
      <text:p text:style-name="P13">20. Proponga una división de subsistemas del satélite enlatado. A continuación enlístelos junto con una breve descripción y justifique por qué consideró importante dividirlos de acuerdo a su propuesta.</text:p>
      <text:p text:style-name="P10"/>
      <text:p text:style-name="P13">21. Realice un diagrama de interfaces tentativo entre los subsistemas propuestos, indicando claramente los tipos de interfaces entre ellos.</text:p>
      <text:p text:style-name="P10"/>
      <text:p text:style-name="P11"><text:tab/>Gestión de la misión <text:span text:style-name="T4">(Kevin, Taka)</text:span></text:p>
      <text:p text:style-name="P13">22. Realice una lista de los procesos a realizar en todo el proyecto, junto con una breve descripción de cada uno.</text:p>
      <text:p text:style-name="P13">23. Esquematice en diagramas de flujo los procesos descritos en la pregunta anterior.</text:p>
      <text:p text:style-name="P10"/>
      <text:p text:style-name="P13">24. Haga un diagrama de Gantt incluyendo todos los procesos que van a seguir.</text:p>
      <text:p text:style-name="P10"/>
      <text:p text:style-name="P13">25. Realice una estimación de los costos (en dólares), de los componentes del satélite enlatado. Justifique su estimación con referencias.</text:p>
      <text:p text:style-name="P10"/>
      <text:p text:style-name="P13">26. Describa los pasos de la arquitectura de su misión. Realice un diagrama para ilustrarlo.</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Arial1"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determinado"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con_20_sombra" style:display-name="Objeto con sombra"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 style:display-name="Objeto sin relleno"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uerpo_20_de_20_texto_20_justificado" style:display-name="Cuerpo de texto justificado" style:family="paragraph" style:parent-style-name="Predeterminado"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angría_20_de_20_la_20_primera_20_línea" style:display-name="Sangría de la primera línea" style:family="paragraph" style:parent-style-name="Predeterminado" style:default-outline-level="">
      <style:paragraph-properties fo:margin-left="0cm" fo:margin-right="0cm" fo:margin-top="0cm" fo:margin-bottom="0cm" loext:contextual-spacing="false" style:line-height-at-least="0.353cm" fo:text-indent="0.6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ular1" style:family="paragraph" style:parent-style-name="Predeterminado"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ular2" style:family="paragraph" style:parent-style-name="Predeterminad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1" style:family="paragraph" style:parent-style-name="Predeterminado" style:default-outline-level="">
      <style:paragraph-properties fo:margin-top="0.42cm" fo:margin-bottom="0.21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2" style:family="paragraph" style:parent-style-name="Predeterminado" style:default-outline-level="">
      <style:paragraph-properties fo:margin-top="0.42cm" fo:margin-bottom="0.21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ínea_20_de_20_dimensiones" style:display-name="Línea de dimensiones"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7e_LT_7e_Gliederung_20_1" style:display-name="TITLE~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7e_LT_7e_Untertitel" style:display-name="TITL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7e_LT_7e_Notizen" style:display-name="TITL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7e_LT_7e_Hintergrundobjekte" style:display-name="TITL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7e_LT_7e_Hintergrund" style:display-name="TITL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bjetos_20_de_20_fondo" style:display-name="Objetos de 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Esquema_20_3" style:display-name="Esquema 3" style:family="paragraph" style:parent-style-name="Esquema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Esquema_20_4" style:display-name="Esquema 4" style:family="paragraph" style:parent-style-name="Esquema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Esquema_20_5" style:display-name="Esquema 5" style:family="paragraph" style:parent-style-name="Esquema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30T11:35:56.361996628</meta:creation-date>
    <dc:date>2020-01-01T12:38:46.130229344</dc:date>
    <meta:editing-duration>PT20M24S</meta:editing-duration>
    <meta:editing-cycles>2</meta:editing-cycles>
    <meta:generator>LibreOffice/6.0.7.3$Linux_X86_64 LibreOffice_project/00m0$Build-3</meta:generator>
    <meta:document-statistic meta:table-count="0" meta:image-count="0" meta:object-count="0" meta:page-count="2" meta:paragraph-count="39" meta:word-count="728" meta:character-count="4544" meta:non-whitespace-character-count="3842"/>
  </office:meta>
</office:document-meta>
</file>